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EA GONZA, SEGUNDO HENDERSO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022294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EREA GONZA, SEGUNDO HENDERS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22294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41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3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3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0:04:4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